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0000003394499801EE594D608.png" manifest:media-type="image/png"/>
  <manifest:file-entry manifest:full-path="Pictures/100000000000051000000339D5128C808A7D7E4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111111" draw:marker-start-width="0.279cm" draw:marker-end-width="0.279cm" draw:fill-color="#ffbf00" draw:textarea-horizontal-align="justify" draw:textarea-vertical-align="middle" draw:auto-grow-height="false" fo:min-height="1.082cm" fo:min-width="3.918cm" fo:padding-top="0.077cm" fo:padding-bottom="0.077cm" fo:padding-left="0.077cm" fo:padding-right="0.077cm" draw:shadow="visible" draw:shadow-offset-x="0.106cm" draw:shadow-offset-y="0.106cm" draw:shadow-color="#ffe994" draw:shadow-opacity="80%" loext:shadow-blur="0.1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-color="#ffbf00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cm" svg:height="8.077cm" svg:x="1cm" svg:y="1cm">
          <draw:image xlink:href="Pictures/100000000000051000000339D5128C808A7D7E46.png" xlink:type="simple" xlink:show="embed" xlink:actuate="onLoad" draw:mime-type="image/png">
            <text:p/>
          </draw:image>
        </draw:frame>
        <draw:frame draw:style-name="gr1" draw:text-style-name="P1" draw:layer="layout" svg:width="12.7cm" svg:height="8.077cm" svg:x="14.24cm" svg:y="1cm">
          <draw:image xlink:href="Pictures/1000000000000510000003394499801EE594D608.png" xlink:type="simple" xlink:show="embed" xlink:actuate="onLoad" draw:mime-type="image/png">
            <text:p/>
          </draw:image>
        </draw:frame>
        <draw:custom-shape draw:style-name="gr2" draw:text-style-name="P3" draw:layer="layout" svg:width="4.594cm" svg:height="2.367cm" svg:x="11.83cm" svg:y="5.494cm">
          <text:p text:style-name="P2"><text:span text:style-name="T1">Class</text:span></text:p>
          <text:p text:style-name="P2"><text:span text:style-name="T1">Reduce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4T16:24:55.920849451</meta:creation-date>
    <dc:date>2023-10-24T16:35:51.445198116</dc:date>
    <meta:editing-duration>PT45S</meta:editing-duration>
    <meta:editing-cycles>1</meta:editing-cycles>
    <meta:document-statistic meta:object-count="3"/>
    <meta:generator>LibreOffice/7.3.7.2$Linux_X86_64 LibreOffice_project/30$Build-2</meta:generator>
  </office:meta>
</office:document-meta>
</file>